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ahnschrift SemiCondensed" svg:font-family="&quot;Bahnschrift SemiCondensed&quot;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262626"/>
      <style:text-properties fo:color="#FFFFFF" style:font-name="Bahnschrift SemiCondensed" style:font-name-asian="Bahnschrift SemiCondensed" style:font-name-complex="Bahnschrift SemiCondensed"/>
    </style:style>
    <style:style style:name="ce3" style:family="table-cell" style:parent-style-name="Default" style:data-style-name="N36">
      <style:table-cell-properties fo:border="thin solid #000000" style:vertical-align="top" fo:background-color="#D9D9D9" style:repeat-content="false"/>
      <style:paragraph-properties fo:text-align="start" fo:margin-left="0cm"/>
      <style:text-properties style:font-name="Bahnschrift SemiCondensed" style:font-name-asian="Bahnschrift SemiCondensed" style:font-name-complex="Bahnschrift SemiCondensed"/>
    </style:style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Bahnschrift SemiCondensed" style:font-name-asian="Bahnschrift SemiCondensed" style:font-name-complex="Bahnschrift SemiCondensed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548235" style:font-name="Bahnschrift SemiCondensed" style:font-name-asian="Bahnschrift SemiCondensed" style:font-name-complex="Bahnschrift SemiCondensed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Bahnschrift SemiCondensed" style:font-name-asian="Bahnschrift SemiCondensed" style:font-name-complex="Bahnschrift SemiCondensed"/>
    </style:style>
    <style:style style:name="ce7" style:family="table-cell" style:parent-style-name="Default" style:data-style-name="N0">
      <style:text-properties style:font-name="Helvetica" style:font-name-asian="Helvetica" style:font-name-complex="Helvetica"/>
    </style:style>
    <style:style style:name="ce8" style:family="table-cell" style:parent-style-name="Default" style:data-style-name="N0">
      <style:table-cell-properties fo:background-color="#262626"/>
      <style:text-properties fo:color="#FFFFFF"/>
    </style:style>
    <style:style style:name="ce9" style:family="table-cell" style:parent-style-name="Default" style:data-style-name="N0">
      <style:table-cell-properties fo:border="thin solid #000000" fo:background-color="#262626"/>
      <style:text-properties fo:color="#FFFFFF"/>
    </style:style>
    <style:style style:name="ce10" style:family="table-cell" style:parent-style-name="Default" style:data-style-name="N0">
      <style:table-cell-properties fo:border="thin solid #000000" style:vertical-align="top" fo:background-color="#D9D9D9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2" style:family="table-cell" style:parent-style-name="Default" style:data-style-name="N13">
      <style:table-cell-properties fo:border="thin solid #000000" style:vertical-align="to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top" fo:background-color="#FF5D5D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top" fo:background-color="#FA7F48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top" fo:background-color="#FFE699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000000" style:vertical-align="top" fo:background-color="#C6E0B4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top" fo:background-color="#93CD85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Bahnschrift SemiCondensed" style:font-name-asian="Bahnschrift SemiCondensed" style:font-name-complex="Bahnschrift SemiCondensed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548235" style:text-line-through-style="none" style:font-name="Bahnschrift SemiCondensed" style:font-name-asian="Bahnschrift SemiCondensed" style:font-name-complex="Bahnschrift SemiCondensed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4472C4" style:text-line-through-style="none" style:font-name="Bahnschrift SemiCondensed" style:font-name-asian="Bahnschrift SemiCondensed" style:font-name-complex="Bahnschrift SemiCondensed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2F75B5" style:text-line-through-style="none" style:font-name="Bahnschrift SemiCondensed" style:font-name-asian="Bahnschrift SemiCondensed" style:font-name-complex="Bahnschrift SemiCondensed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C65911" style:text-line-through-style="none" style:font-name="Bahnschrift SemiCondensed" style:font-name-asian="Bahnschrift SemiCondensed" style:font-name-complex="Bahnschrift SemiCondensed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BF8F00" style:text-line-through-style="none" style:font-name="Bahnschrift SemiCondensed" style:font-name-asian="Bahnschrift SemiCondensed" style:font-name-complex="Bahnschrift SemiCondensed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BF8F00" style:text-line-through-style="none" style:font-name="Bahnschrift SemiCondensed" style:font-name-asian="Bahnschrift SemiCondensed" style:font-name-complex="Bahnschrift SemiCondensed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8" style:family="text" style:parent-style-name="Default">
      <style:text-properties fo:color="#548235" style:text-line-through-style="none" style:font-name="Bahnschrift SemiCondensed" style:font-name-asian="Bahnschrift SemiCondensed" style:font-name-complex="Bahnschrift SemiCondensed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9.18104166666667cm"/>
    </style:style>
    <style:style style:name="co3" style:family="table-column">
      <style:table-column-properties fo:break-before="auto" style:column-width="10.027708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75708333333333cm"/>
    </style:style>
    <style:style style:name="co6" style:family="table-column">
      <style:table-column-properties fo:break-before="auto" style:column-width="12.938125cm"/>
    </style:style>
    <style:style style:name="co7" style:family="table-column">
      <style:table-column-properties fo:break-before="auto" style:column-width="3.83645833333333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18.81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49.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jektpla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Zeitraum</text:p>
          </table:table-cell>
          <table:table-cell office:value-type="string" table:style-name="ce2">
            <text:p>Inhalt</text:p>
          </table:table-cell>
          <table:table-cell office:value-type="string" table:style-name="ce2">
            <text:p>Meilenstein</text:p>
          </table:table-cell>
          <table:table-cell table:number-columns-repeated="16381"/>
        </table:table-row>
        <table:table-row table:style-name="ro2">
          <table:table-cell office:value-type="date" office:date-value="2021-10-18T00:00:00" table:style-name="ce3">
            <text:p>18.10.21</text:p>
          </table:table-cell>
          <table:table-cell office:value-type="string" table:style-name="ce5">
            <text:p>Literaturrecherche Grundlagen Neuronale Netze</text:p>
            <text:p>Literaturrecherche Grundlagen GAN</text:p>
          </table:table-cell>
          <table:table-cell table:style-name="ce4"/>
          <table:table-cell table:number-columns-repeated="16381"/>
        </table:table-row>
        <table:table-row table:style-name="ro2">
          <table:table-cell office:value-type="date" office:date-value="2021-11-01T00:00:00" table:style-name="ce3">
            <text:p>01.11.21</text:p>
          </table:table-cell>
          <table:table-cell office:value-type="string" table:style-name="ce6">
            <text:p><text:span text:style-name="T2">Literaturrecherche Grundlagen GAN</text:span></text:p>
            <text:p><text:span text:style-name="T3">Aufsetzen von Umgebung</text:span></text:p>
          </table:table-cell>
          <table:table-cell office:value-type="string" table:style-name="ce6">
            <text:p>Aneignung von Grundlagen zu Neuronalen Netzen und GANs</text:p>
            <text:p>Aufsetzen einer Entwicklungsumgebung</text:p>
          </table:table-cell>
          <table:table-cell table:number-columns-repeated="16381"/>
        </table:table-row>
        <table:table-row table:style-name="ro3">
          <table:table-cell office:value-type="date" office:date-value="2021-11-15T00:00:00" table:style-name="ce3">
            <text:p>15.11.21</text:p>
          </table:table-cell>
          <table:table-cell office:value-type="string" table:style-name="ce6">
            <text:p><text:span text:style-name="T4">Entwicklung Testdatengenerator</text:span></text:p>
            <text:p><text:span text:style-name="T5">Dokumentation</text:span></text:p>
            <text:p><text:span text:style-name="T6">Validierung der Test-Daten</text:span></text:p>
          </table:table-cell>
          <table:table-cell office:value-type="string" table:style-name="ce4">
            <text:p>Grundimplementierung des Testdatengenerators</text:p>
          </table:table-cell>
          <table:table-cell table:number-columns-repeated="16381"/>
        </table:table-row>
        <table:table-row table:style-name="ro4">
          <table:table-cell office:value-type="date" office:date-value="2021-11-29T00:00:00" table:style-name="ce3">
            <text:p>29.11.21</text:p>
          </table:table-cell>
          <table:table-cell office:value-type="string" table:style-name="ce6">
            <text:p><text:span text:style-name="T2">Literaturrecherche zu Tensorflow</text:span></text:p>
            <text:p><text:span text:style-name="T4">Entwicklung GAN</text:span></text:p>
            <text:p><text:span text:style-name="T5">Dokumentation</text:span></text:p>
            <text:p><text:span text:style-name="T7">Validierung der generierten Daten</text:span></text:p>
          </table:table-cell>
          <table:table-cell office:value-type="string" table:style-name="ce4">
            <text:p>Einfacher Trainingsworkflow mit Testdaten und Generierung</text:p>
          </table:table-cell>
          <table:table-cell table:number-columns-repeated="16381"/>
        </table:table-row>
        <table:table-row table:style-name="ro3">
          <table:table-cell office:value-type="date" office:date-value="2021-12-13T00:00:00" table:style-name="ce3">
            <text:p>13.12.21</text:p>
          </table:table-cell>
          <table:table-cell office:value-type="string" table:style-name="ce6">
            <text:p><text:span text:style-name="T4">Erweiterung Testdatengenerator: gelabelte Daten</text:span><text:span text:style-name="T4"/></text:p>
            <text:p><text:span text:style-name="T5">Dokumentation</text:span><text:span text:style-name="T5"/></text:p>
            <text:p><text:span text:style-name="T6">Validierung der Test-Daten mit Label</text:span></text:p>
          </table:table-cell>
          <table:table-cell office:value-type="string" table:style-name="ce4">
            <text:p>Gelabelte Testdaten</text:p>
          </table:table-cell>
          <table:table-cell table:number-columns-repeated="16381"/>
        </table:table-row>
        <table:table-row table:style-name="ro4">
          <table:table-cell office:value-type="date" office:date-value="2022-02-21T00:00:00" table:style-name="ce3">
            <text:p>21.02.22</text:p>
          </table:table-cell>
          <table:table-cell office:value-type="string" table:style-name="ce6">
            <text:p><text:span text:style-name="T8">Literaturrecherche zu CGAN</text:span><text:span text:style-name="T4"/></text:p>
            <text:p><text:span text:style-name="T4">Erweiterung GAN: gelabelte Daten</text:span></text:p>
            <text:p><text:span text:style-name="T5">Dokumentation</text:span></text:p>
            <text:p><text:span text:style-name="T6">Validierung der generierten Daten nach Label</text:span></text:p>
          </table:table-cell>
          <table:table-cell office:value-type="string" table:style-name="ce4">
            <text:p>Komplexer Trainingsworkflow mit gelabelten Daten</text:p>
          </table:table-cell>
          <table:table-cell table:number-columns-repeated="16381"/>
        </table:table-row>
        <table:table-row table:style-name="ro3">
          <table:table-cell office:value-type="date" office:date-value="2022-03-07T00:00:00" table:style-name="ce3">
            <text:p>07.03.22</text:p>
          </table:table-cell>
          <table:table-cell office:value-type="string" table:style-name="ce6">
            <text:p><text:span text:style-name="T4">Erweiterung GAN: gelabelte Daten</text:span><text:span text:style-name="T4"/></text:p>
            <text:p><text:span text:style-name="T5">Dokumentation</text:span><text:span text:style-name="T5"/></text:p>
            <text:p><text:span text:style-name="T6">Validierung der generierten Daten nach Label</text:span></text:p>
          </table:table-cell>
          <table:table-cell table:style-name="ce4"/>
          <table:table-cell table:number-columns-repeated="16381"/>
        </table:table-row>
        <table:table-row table:style-name="ro3">
          <table:table-cell office:value-type="date" office:date-value="2022-03-21T00:00:00" table:style-name="ce3">
            <text:p>21.03.22</text:p>
          </table:table-cell>
          <table:table-cell office:value-type="string" table:style-name="ce6">
            <text:p><text:span text:style-name="T4">Erweiterung GAN: gelabelte Daten</text:span><text:span text:style-name="T4"/></text:p>
            <text:p><text:span text:style-name="T5">Dokumentation</text:span><text:span text:style-name="T5"/></text:p>
            <text:p><text:span text:style-name="T6">Validierung der generierten Daten nach Label</text:span></text:p>
          </table:table-cell>
          <table:table-cell office:value-type="string" table:style-name="ce4">
            <text:p>Fertigstellung Groboptimierung GAN</text:p>
          </table:table-cell>
          <table:table-cell table:number-columns-repeated="16381"/>
        </table:table-row>
        <table:table-row table:style-name="ro4">
          <table:table-cell office:value-type="date" office:date-value="2022-04-04T00:00:00" table:style-name="ce3">
            <text:p>04.04.22</text:p>
          </table:table-cell>
          <table:table-cell office:value-type="string" table:style-name="ce6">
            <text:p><text:span text:style-name="T8">Literaturrecherche Hyperparameter</text:span><text:span text:style-name="T4"/></text:p>
            <text:p><text:span text:style-name="T4">Hyperparameteroptimierung GAN</text:span></text:p>
            <text:p><text:span text:style-name="T5">Dokumentation</text:span></text:p>
            <text:p><text:span text:style-name="T6">Validierung der Hyperparameter</text:span></text:p>
          </table:table-cell>
          <table:table-cell table:style-name="ce4"/>
          <table:table-cell table:number-columns-repeated="16381"/>
        </table:table-row>
        <table:table-row table:style-name="ro3">
          <table:table-cell office:value-type="date" office:date-value="2022-04-18T00:00:00" table:style-name="ce3">
            <text:p>18.04.22</text:p>
          </table:table-cell>
          <table:table-cell office:value-type="string" table:style-name="ce6">
            <text:p><text:span text:style-name="T4">Hyperparameteroptimierung GAN</text:span><text:span text:style-name="T4"/></text:p>
            <text:p><text:span text:style-name="T5">Dokumentation</text:span><text:span text:style-name="T5"/></text:p>
            <text:p><text:span text:style-name="T6">Validierung der Hyperparameter</text:span></text:p>
          </table:table-cell>
          <table:table-cell office:value-type="string" table:style-name="ce4">
            <text:p>Fertigstellung Feinoptimierung GAN</text:p>
          </table:table-cell>
          <table:table-cell table:number-columns-repeated="16381"/>
        </table:table-row>
        <table:table-row table:style-name="ro2">
          <table:table-cell office:value-type="date" office:date-value="2022-05-02T00:00:00" table:style-name="ce3">
            <text:p>02.05.22</text:p>
          </table:table-cell>
          <table:table-cell office:value-type="string" table:style-name="ce6">
            <text:p>Puffer</text:p>
            <text:p><text:span text:style-name="T5">Dokumentation</text:span></text:p>
          </table:table-cell>
          <table:table-cell table:style-name="ce4"/>
          <table:table-cell table:number-columns-repeated="16381"/>
        </table:table-row>
        <table:table-row table:style-name="ro2">
          <table:table-cell office:value-type="date" office:date-value="2022-05-16T00:00:00" table:style-name="ce3">
            <text:p>16.05.22</text:p>
          </table:table-cell>
          <table:table-cell office:value-type="string" table:style-name="ce6">
            <text:p>Puffer</text:p>
            <text:p><text:span text:style-name="T5">Dokumentation</text:span></text:p>
          </table:table-cell>
          <table:table-cell table:style-name="ce4"/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  <table:table table:name="Risikobetrachtung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9" table:default-cell-style-name="ce1"/>
        <table:table-column table:style-name="co4" table:number-columns-repeated="16374" table:default-cell-style-name="ce1"/>
        <table:table-row table:style-name="ro1">
          <table:table-cell office:value-type="string" table:style-name="ce8">
            <text:p>Risiko</text:p>
          </table:table-cell>
          <table:table-cell office:value-type="string" table:style-name="ce8">
            <text:p>Beschreibung</text:p>
          </table:table-cell>
          <table:table-cell office:value-type="string" table:style-name="ce8">
            <text:p>Wahrscheinlichkeit</text:p>
          </table:table-cell>
          <table:table-cell office:value-type="string" table:style-name="ce8">
            <text:p>Schwere (1-10)</text:p>
          </table:table-cell>
          <table:table-cell office:value-type="string" table:style-name="ce8">
            <text:p>Risikofaktor</text:p>
          </table:table-cell>
          <table:table-cell table:number-columns-repeated="3" table:style-name="ce1"/>
          <table:table-cell office:value-type="string" table:style-name="ce9">
            <text:p>Risiko</text:p>
          </table:table-cell>
          <table:table-cell office:value-type="string" table:style-name="ce9">
            <text:p>Gegenmaßnahme</text:p>
          </table:table-cell>
          <table:table-cell table:number-columns-repeated="16374"/>
        </table:table-row>
        <table:table-row table:style-name="ro5">
          <table:table-cell office:value-type="string" table:style-name="ce10">
            <text:p>Komplexität</text:p>
          </table:table-cell>
          <table:table-cell office:value-type="string" table:style-name="ce11">
            <text:p>Über-/Unterschätzung der Komplexität der Aufgabe</text:p>
          </table:table-cell>
          <table:table-cell office:value-type="percentage" office:value="0.8" table:style-name="ce12">
            <text:p>80%</text:p>
          </table:table-cell>
          <table:table-cell office:value-type="float" office:value="9" table:style-name="ce11">
            <text:p>9</text:p>
          </table:table-cell>
          <table:table-cell office:value-type="float" office:value="72" table:formula="of:=ROUND([.C2]*[.D2]*10; 0)" table:style-name="ce13">
            <text:p>72</text:p>
          </table:table-cell>
          <table:table-cell table:number-columns-repeated="3" table:style-name="ce1"/>
          <table:table-cell office:value-type="string" table:style-name="ce10">
            <text:p>Komplexität</text:p>
          </table:table-cell>
          <table:table-cell office:value-type="string" table:style-name="ce14">
            <text:p>Besonders ausführliche Literraturrecherche, insbesondere zu Beginn des Projekts.</text:p>
            <text:p>Zusätzlich das Einplanen eines Puffers am Ende, damit die Terminabgabe in jedem Fall eingehalten werden kann.</text:p>
            <text:p>Im Notfall kann dann das Thema frühzeitig weiter eingegrenzt oder erweitert werden.</text:p>
          </table:table-cell>
          <table:table-cell table:number-columns-repeated="16374"/>
        </table:table-row>
        <table:table-row table:style-name="ro6">
          <table:table-cell office:value-type="string" table:style-name="ce10">
            <text:p>Zeitmanagement</text:p>
          </table:table-cell>
          <table:table-cell office:value-type="string" table:style-name="ce11">
            <text:p>Verkalkulierung in der Planung; Termine können nicht eingehalten werden</text:p>
          </table:table-cell>
          <table:table-cell office:value-type="percentage" office:value="0.7" table:style-name="ce12">
            <text:p>70%</text:p>
          </table:table-cell>
          <table:table-cell office:value-type="float" office:value="8" table:style-name="ce11">
            <text:p>8</text:p>
          </table:table-cell>
          <table:table-cell office:value-type="float" office:value="56" table:formula="of:=ROUND([.C3]*[.D3]*10; 0)" table:style-name="ce15">
            <text:p>56</text:p>
          </table:table-cell>
          <table:table-cell table:number-columns-repeated="3" table:style-name="ce1"/>
          <table:table-cell office:value-type="string" table:style-name="ce10">
            <text:p>Zeitmanagement</text:p>
          </table:table-cell>
          <table:table-cell office:value-type="string" table:style-name="ce14">
            <text:p>Regelmäßige Überprüfung des aktullen Standes</text:p>
            <text:p>Priorisierung von Aufgaben nach Wichtigkeit</text:p>
          </table:table-cell>
          <table:table-cell table:number-columns-repeated="16374"/>
        </table:table-row>
        <table:table-row table:style-name="ro6">
          <table:table-cell office:value-type="string" table:style-name="ce10">
            <text:p>Teamarbeit</text:p>
          </table:table-cell>
          <table:table-cell office:value-type="string" table:style-name="ce11">
            <text:p>Zwischenmenschliche Probleme</text:p>
          </table:table-cell>
          <table:table-cell office:value-type="percentage" office:value="0.4" table:style-name="ce12">
            <text:p>40%</text:p>
          </table:table-cell>
          <table:table-cell office:value-type="float" office:value="8" table:style-name="ce11">
            <text:p>8</text:p>
          </table:table-cell>
          <table:table-cell office:value-type="float" office:value="32" table:formula="of:=ROUND([.C4]*[.D4]*10; 0)" table:style-name="ce16">
            <text:p>32</text:p>
          </table:table-cell>
          <table:table-cell table:number-columns-repeated="3" table:style-name="ce1"/>
          <table:table-cell office:value-type="string" table:style-name="ce10">
            <text:p>Teamarbeit</text:p>
          </table:table-cell>
          <table:table-cell office:value-type="string" table:style-name="ce14">
            <text:p>Viel Kommunikation zur Prävention von Konflikten</text:p>
            <text:p>Anwendung von Prinzipien zur Konflitklösung</text:p>
          </table:table-cell>
          <table:table-cell table:number-columns-repeated="16374"/>
        </table:table-row>
        <table:table-row table:style-name="ro6">
          <table:table-cell office:value-type="string" table:style-name="ce10">
            <text:p>Resourcenknappheit</text:p>
          </table:table-cell>
          <table:table-cell office:value-type="string" table:style-name="ce14">
            <text:p>Das Training ist sehr ressourcenaufwändig!<text:s/></text:p>
            <text:p>Durch beschränkte Hardware muss das Training eingeschränkt werden.</text:p>
          </table:table-cell>
          <table:table-cell office:value-type="percentage" office:value="1" table:style-name="ce12">
            <text:p>100%</text:p>
          </table:table-cell>
          <table:table-cell office:value-type="float" office:value="3" table:style-name="ce11">
            <text:p>3</text:p>
          </table:table-cell>
          <table:table-cell office:value-type="float" office:value="30" table:formula="of:=ROUND([.C5]*[.D5]*10; 0)" table:style-name="ce16">
            <text:p>30</text:p>
          </table:table-cell>
          <table:table-cell table:number-columns-repeated="3" table:style-name="ce1"/>
          <table:table-cell office:value-type="string" table:style-name="ce10">
            <text:p>Resourcenknappheit</text:p>
          </table:table-cell>
          <table:table-cell office:value-type="string" table:style-name="ce14">
            <text:p>Beschränkung der Untersuchung auf wesentliche Aspekte, um die Trainingszeit zu reduzieren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Krankheit</text:p>
          </table:table-cell>
          <table:table-cell office:value-type="string" table:style-name="ce11">
            <text:p>Selbst mit Einschränkungen ist es sehr wahrscheinlich an Corona zu erkranken.</text:p>
          </table:table-cell>
          <table:table-cell office:value-type="percentage" office:value="0.99" table:style-name="ce12">
            <text:p>99%</text:p>
          </table:table-cell>
          <table:table-cell office:value-type="float" office:value="2" table:style-name="ce11">
            <text:p>2</text:p>
          </table:table-cell>
          <table:table-cell office:value-type="float" office:value="20" table:formula="of:=ROUND([.C6]*[.D6]*10; 0)" table:style-name="ce17">
            <text:p>20</text:p>
          </table:table-cell>
          <table:table-cell table:number-columns-repeated="3" table:style-name="ce1"/>
          <table:table-cell office:value-type="string" table:style-name="ce10">
            <text:p>Krankheit</text:p>
          </table:table-cell>
          <table:table-cell office:value-type="string" table:style-name="ce14">
            <text:p>Folgeleistung der Corona-Maßnahmen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Hardware</text:p>
          </table:table-cell>
          <table:table-cell office:value-type="string" table:style-name="ce11">
            <text:p>Probleme mit PC/Grafikkarte</text:p>
          </table:table-cell>
          <table:table-cell office:value-type="percentage" office:value="0.2" table:style-name="ce12">
            <text:p>20%</text:p>
          </table:table-cell>
          <table:table-cell office:value-type="float" office:value="4" table:style-name="ce11">
            <text:p>4</text:p>
          </table:table-cell>
          <table:table-cell office:value-type="float" office:value="8" table:formula="of:=ROUND([.C7]*[.D7]*10; 0)" table:style-name="ce18">
            <text:p>8</text:p>
          </table:table-cell>
          <table:table-cell table:number-columns-repeated="3" table:style-name="ce1"/>
          <table:table-cell office:value-type="string" table:style-name="ce10">
            <text:p>Hardware</text:p>
          </table:table-cell>
          <table:table-cell office:value-type="string" table:style-name="ce14">
            <text:p>Versionsverwaltung mit Git auf GitHub als sekundären Speicherort</text:p>
          </table:table-cell>
          <table:table-cell table:number-columns-repeated="16374"/>
        </table:table-row>
        <table:table-row table:number-rows-repeated="1048569" table:style-name="ro1">
          <table:table-cell table:number-columns-repeated="16384"/>
        </table:table-row>
      </table:table>
      <table:database-ranges>
        <table:database-range table:target-range-address="Risikobetrachtung.A3:Risikobetrachtung.E7">
          <table:sort>
            <table:sort-by table:field-number="4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ahnschrift SemiCondensed" svg:font-family="&quot;Bahnschrift SemiCondensed&quot;"/>
    <style:font-face style:name="Helvetica" svg:font-family="Helvetic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36P0">
      <number:day number:style="long"/>
      <number:text>.</number:text>
      <number:month number:style="long"/>
      <number:text>.</number:text>
      <number:year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827</meta:generator>
    <meta:initial-creator>Jonas</meta:initial-creator>
    <dc:creator>Jonas</dc:creator>
    <meta:creation-date>2022-02-23T08:23:25Z</meta:creation-date>
    <dc:date>2022-03-01T07:54:55Z</dc:date>
  </office:meta>
</office:document-meta>
</file>